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35cm" svg:stroke-color="#7f7f7f" svg:stroke-opacity="100%" draw:stroke-linejoin="round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dash" draw:stroke-dash="Dash_5f_0" svg:stroke-width="0.018cm" svg:stroke-color="#404040" svg:stroke-opacity="100%" draw:stroke-linejoin="round" draw:fill="none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draw:fill="none" draw:textarea-vertical-align="top" fo:min-height="0.764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026cm" svg:stroke-color="#ff0000" draw:marker-end="Marker_5f_0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solid" svg:stroke-width="0.026cm" svg:stroke-color="#0070c0" draw:marker-end="Marker_5f_0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solid" svg:stroke-width="0.026cm" svg:stroke-color="#ff0000" svg:stroke-opacity="100%" draw:stroke-linejoin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26cm" svg:stroke-color="#404040" draw:marker-start="Marker_5f_0" draw:marker-start-width="0.321cm" svg:stroke-opacity="100%" draw:stroke-linejoin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solid" svg:stroke-width="0.106cm" svg:stroke-color="#404040" draw:marker-start="Marker_5f_0" draw:marker-start-width="0.522cm" draw:marker-end="Marker_5f_0" draw:marker-end-width="0.522cm" svg:stroke-opacity="100%" draw:stroke-linejoin="round" draw:fill="none" fo:padding-top="0.178cm" fo:padding-bottom="0.178cm" fo:padding-left="0.303cm" fo:padding-right="0.303cm" draw:shadow="hidden"/>
    </style:style>
    <style:style style:name="gr11" style:family="graphic" style:parent-style-name="standard">
      <style:graphic-properties draw:stroke="solid" svg:stroke-width="0.053cm" svg:stroke-color="#404040" svg:stroke-opacity="100%" draw:stroke-linejoin="round" draw:fill="none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0.97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dash" draw:stroke-dash="Dash_5f_0" svg:stroke-width="0.009cm" svg:stroke-color="#7f7f7f" draw:marker-start="Marker_5f_1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dash" draw:stroke-dash="Dash_5f_0" svg:stroke-width="0.009cm" svg:stroke-color="#7f7f7f" draw:marker-end="Marker_5f_1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textarea-vertical-align="middle" fo:min-height="5.335cm" fo:min-width="2.54cm" fo:padding-top="0.071cm" fo:padding-bottom="0.071cm" fo:padding-left="0.071cm" fo:padding-right="0.07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text-position="sub 58%" style:font-name="Calibri1" fo:font-size="18pt" style:font-name-asian="Calibri1" style:font-size-asian="18pt" style:font-name-complex="Calibri1" style:font-size-complex="18pt"/>
    </style:style>
    <style:style style:name="T4" style:family="text">
      <style:text-properties fo:color="#7f7f7f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5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1.905cm" svg:height="1.905cm" svg:x="21.874cm" svg:y="8.381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21.874cm" svg:y="8.381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21.874cm" svg:y="8.381cm">
            <draw:text-box>
              <text:p/>
            </draw:text-box>
          </draw:frame>
        </draw:g>
        <draw:line draw:style-name="gr2" draw:text-style-name="P2" draw:layer="layout" svg:x1="22.35cm" svg:y1="9.016cm" svg:x2="22.35cm" svg:y2="9.651cm">
          <text:p/>
        </draw:line>
        <draw:line draw:style-name="gr2" draw:text-style-name="P2" draw:layer="layout" svg:x1="22.509cm" svg:y1="9.016cm" svg:x2="22.509cm" svg:y2="9.651cm">
          <text:p/>
        </draw:line>
        <draw:line draw:style-name="gr2" draw:text-style-name="P2" draw:layer="layout" svg:x1="22.668cm" svg:y1="9.016cm" svg:x2="22.668cm" svg:y2="9.651cm">
          <text:p/>
        </draw:line>
        <draw:line draw:style-name="gr2" draw:text-style-name="P2" draw:layer="layout" svg:x1="22.827cm" svg:y1="9.016cm" svg:x2="22.827cm" svg:y2="9.651cm">
          <text:p/>
        </draw:line>
        <draw:line draw:style-name="gr2" draw:text-style-name="P2" draw:layer="layout" svg:x1="22.985cm" svg:y1="9.016cm" svg:x2="22.985cm" svg:y2="9.651cm">
          <text:p/>
        </draw:line>
        <draw:line draw:style-name="gr2" draw:text-style-name="P2" draw:layer="layout" svg:x1="23.144cm" svg:y1="9.016cm" svg:x2="23.144cm" svg:y2="9.651cm">
          <text:p/>
        </draw:line>
        <draw:polyline draw:style-name="gr2" draw:text-style-name="P2" draw:layer="layout" svg:width="1.27cm" svg:height="0.635cm" svg:x="22.192cm" svg:y="9.016cm" svg:viewBox="0 0 1271 636" draw:points="1271,0 0,0 0,636 1271,636">
          <text:p/>
        </draw:polyline>
        <draw:line draw:style-name="gr4" draw:text-style-name="P2" draw:layer="layout" svg:x1="6.457cm" svg:y1="5.366cm" svg:x2="6.457cm" svg:y2="12.986cm">
          <text:p/>
        </draw:line>
        <draw:frame draw:style-name="gr5" draw:text-style-name="P4" draw:layer="layout" svg:width="1.905cm" svg:height="0.906cm" svg:x="21.874cm" svg:y="1.872cm">
          <draw:text-box>
            <text:p text:style-name="P3"><text:span text:style-name="T1">Command Buffer</text:span></text:p>
          </draw:text-box>
        </draw:frame>
        <draw:frame draw:style-name="gr5" draw:text-style-name="P4" draw:layer="layout" svg:width="1.588cm" svg:height="0.906cm" svg:x="22.033cm" svg:y="7.587cm">
          <draw:text-box>
            <text:p text:style-name="P3"><text:span text:style-name="T1">Return Buffer</text:span></text:p>
          </draw:text-box>
        </draw:frame>
        <draw:frame draw:style-name="gr5" draw:text-style-name="P6" draw:layer="layout" svg:width="1.588cm" svg:height="0.906cm" svg:x="20.287cm" svg:y="6.079cm">
          <draw:text-box>
            <text:p text:style-name="P5"><text:span text:style-name="T1">Receive Buffer</text:span></text:p>
          </draw:text-box>
        </draw:frame>
        <draw:line draw:style-name="gr6" draw:text-style-name="P2" draw:layer="layout" svg:x1="19.334cm" svg:y1="4.571cm" svg:x2="19.334cm" svg:y2="5.523cm">
          <text:p/>
        </draw:line>
        <draw:line draw:style-name="gr7" draw:text-style-name="P2" draw:layer="layout" svg:x1="19.334cm" svg:y1="7.428cm" svg:x2="19.334cm" svg:y2="8.38cm">
          <text:p/>
        </draw:line>
        <draw:line draw:style-name="gr6" draw:text-style-name="P2" draw:layer="layout" svg:x1="25.049cm" svg:y1="3.618cm" svg:x2="23.779cm" svg:y2="3.618cm">
          <text:p/>
        </draw:line>
        <draw:line draw:style-name="gr7" draw:text-style-name="P2" draw:layer="layout" svg:x1="21.874cm" svg:y1="3.618cm" svg:x2="20.604cm" svg:y2="3.618cm">
          <text:p/>
        </draw:line>
        <draw:line draw:style-name="gr6" draw:text-style-name="P2" draw:layer="layout" svg:x1="20.604cm" svg:y1="9.397cm" svg:x2="21.874cm" svg:y2="9.397cm">
          <text:p/>
        </draw:line>
        <draw:line draw:style-name="gr7" draw:text-style-name="P2" draw:layer="layout" svg:x1="23.779cm" svg:y1="9.397cm" svg:x2="25.049cm" svg:y2="9.397cm">
          <text:p/>
        </draw:line>
        <draw:polyline draw:style-name="gr8" draw:text-style-name="P2" draw:layer="layout" svg:width="3.493cm" svg:height="2.858cm" svg:x="22.827cm" svg:y="5.524cm" svg:viewBox="0 0 3494 2859" draw:points="3494,2859 3494,953 0,953 0,0">
          <text:p/>
        </draw:polyline>
        <draw:polyline draw:style-name="gr9" draw:text-style-name="P2" draw:layer="layout" svg:width="2.225cm" svg:height="1.65cm" svg:x="9.077cm" svg:y="9.177cm" svg:viewBox="0 0 2226 1651" draw:points="2226,1651 0,1651 0,0">
          <text:p/>
        </draw:polyline>
        <draw:line draw:style-name="gr10" draw:text-style-name="P2" draw:layer="layout" svg:x1="8.125cm" svg:y1="9.197cm" svg:x2="4.631cm" svg:y2="9.176cm">
          <text:p/>
        </draw:line>
        <draw:g>
          <draw:g>
            <draw:polygon draw:style-name="gr1" draw:text-style-name="P1" draw:layer="layout" svg:width="2.54cm" svg:height="1.905cm" svg:x="2.091cm" svg:y="8.224cm" svg:viewBox="0 0 2541 1906" draw:points="0,1906 2541,1906 2541,0 0,0">
              <text:p/>
            </draw:polygon>
            <draw:polygon draw:style-name="gr11" draw:text-style-name="P2" draw:layer="layout" svg:width="2.54cm" svg:height="1.905cm" svg:x="2.091cm" svg:y="8.224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2.091cm" svg:y="8.224cm">
            <draw:text-box>
              <text:p text:style-name="P3"><text:span text:style-name="T2">MCU</text:span></text:p>
            </draw:text-box>
          </draw:frame>
        </draw:g>
        <draw:frame draw:style-name="gr13" draw:text-style-name="P4" draw:layer="layout" svg:width="3.528cm" svg:height="1.112cm" svg:x="4.676cm" svg:y="8.197cm">
          <draw:text-box>
            <text:p text:style-name="P3"><text:span text:style-name="T3">UART</text:span></text:p>
          </draw:text-box>
        </draw:frame>
        <draw:g xml:id="id2" draw:id="id2">
          <draw:g>
            <draw:path draw:style-name="gr1" draw:text-style-name="P1" draw:layer="layout" svg:width="1.905cm" svg:height="1.905cm" svg:x="8.124cm" svg:y="8.2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8.124cm" svg:y="8.243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12" draw:text-style-name="P4" draw:layer="layout" svg:width="1.905cm" svg:height="1.905cm" svg:x="8.124cm" svg:y="8.243cm">
            <draw:text-box>
              <text:p text:style-name="P3"><text:span text:style-name="T4">SerialObject</text:span></text:p>
            </draw:text-box>
          </draw:frame>
        </draw:g>
        <draw:polyline draw:style-name="gr14" draw:text-style-name="P2" draw:layer="layout" svg:width="0.898cm" svg:height="0.635cm" svg:x="8.179cm" svg:y="9.494cm" svg:viewBox="0 0 899 636" draw:points="899,636 899,0 0,0">
          <text:p/>
        </draw:polyline>
        <draw:line draw:style-name="gr6" draw:text-style-name="P2" draw:layer="layout" svg:x1="22.827cm" svg:y1="5.546cm" svg:x2="22.827cm" svg:y2="4.571cm">
          <text:p/>
        </draw:line>
        <draw:g xml:id="id5" draw:id="id5">
          <draw:g>
            <draw:polygon draw:style-name="gr1" draw:text-style-name="P1" draw:layer="layout" svg:width="2.54cm" svg:height="1.905cm" svg:x="18.064cm" svg:y="2.666cm" svg:viewBox="0 0 2541 1906" draw:points="0,1906 2541,1906 2541,0 0,0">
              <text:p/>
            </draw:polygon>
            <draw:polygon draw:style-name="gr11" draw:text-style-name="P2" draw:layer="layout" svg:width="2.54cm" svg:height="1.905cm" svg:x="18.064cm" svg:y="2.666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18.064cm" svg:y="2.666cm">
            <draw:text-box>
              <text:p text:style-name="P3"><text:span text:style-name="T5">serialThread </text:span><text:span text:style-name="T5"><text:line-break/></text:span><text:span text:style-name="T5">(sender)</text:span></text:p>
            </draw:text-box>
          </draw:frame>
        </draw:g>
        <draw:g xml:id="id4" draw:id="id4">
          <draw:g>
            <draw:polygon draw:style-name="gr1" draw:text-style-name="P1" draw:layer="layout" svg:width="2.54cm" svg:height="1.905cm" svg:x="18.064cm" svg:y="8.381cm" svg:viewBox="0 0 2541 1906" draw:points="0,1906 2541,1906 2541,0 0,0">
              <text:p/>
            </draw:polygon>
            <draw:polygon draw:style-name="gr11" draw:text-style-name="P2" draw:layer="layout" svg:width="2.54cm" svg:height="1.905cm" svg:x="18.064cm" svg:y="8.381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18.064cm" svg:y="8.381cm">
            <draw:text-box>
              <text:p text:style-name="P3"><text:span text:style-name="T5">receiveThread (receiver)</text:span></text:p>
            </draw:text-box>
          </draw:frame>
        </draw:g>
        <draw:g>
          <draw:g>
            <draw:polygon draw:style-name="gr1" draw:text-style-name="P1" draw:layer="layout" svg:width="2.54cm" svg:height="1.905cm" svg:x="25.049cm" svg:y="2.666cm" svg:viewBox="0 0 2541 1906" draw:points="0,1906 2541,1906 2541,0 0,0">
              <text:p/>
            </draw:polygon>
            <draw:polygon draw:style-name="gr11" draw:text-style-name="P2" draw:layer="layout" svg:width="2.54cm" svg:height="1.905cm" svg:x="25.049cm" svg:y="2.666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25.049cm" svg:y="2.666cm">
            <draw:text-box>
              <text:p text:style-name="P3"><text:span text:style-name="T5">eventThread</text:span></text:p>
            </draw:text-box>
          </draw:frame>
        </draw:g>
        <draw:g>
          <draw:g>
            <draw:polygon draw:style-name="gr1" draw:text-style-name="P1" draw:layer="layout" svg:width="2.54cm" svg:height="1.905cm" svg:x="25.049cm" svg:y="8.381cm" svg:viewBox="0 0 2541 1906" draw:points="0,1906 2541,1906 2541,0 0,0">
              <text:p/>
            </draw:polygon>
            <draw:polygon draw:style-name="gr11" draw:text-style-name="P2" draw:layer="layout" svg:width="2.54cm" svg:height="1.905cm" svg:x="25.049cm" svg:y="8.381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25.049cm" svg:y="8.381cm">
            <draw:text-box>
              <text:p text:style-name="P3"><text:span text:style-name="T5">mainThread</text:span></text:p>
            </draw:text-box>
          </draw:frame>
        </draw:g>
        <draw:g>
          <draw:g>
            <draw:path draw:style-name="gr1" draw:text-style-name="P1" draw:layer="layout" svg:width="1.905cm" svg:height="1.905cm" svg:x="21.874cm" svg:y="2.66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21.874cm" svg:y="2.666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21.874cm" svg:y="2.666cm">
            <draw:text-box>
              <text:p/>
            </draw:text-box>
          </draw:frame>
        </draw:g>
        <draw:line draw:style-name="gr2" draw:text-style-name="P2" draw:layer="layout" svg:x1="22.35cm" svg:y1="3.301cm" svg:x2="22.35cm" svg:y2="3.936cm">
          <text:p/>
        </draw:line>
        <draw:line draw:style-name="gr2" draw:text-style-name="P2" draw:layer="layout" svg:x1="22.509cm" svg:y1="3.301cm" svg:x2="22.509cm" svg:y2="3.936cm">
          <text:p/>
        </draw:line>
        <draw:line draw:style-name="gr2" draw:text-style-name="P2" draw:layer="layout" svg:x1="22.668cm" svg:y1="3.301cm" svg:x2="22.668cm" svg:y2="3.936cm">
          <text:p/>
        </draw:line>
        <draw:line draw:style-name="gr2" draw:text-style-name="P2" draw:layer="layout" svg:x1="22.827cm" svg:y1="3.301cm" svg:x2="22.827cm" svg:y2="3.936cm">
          <text:p/>
        </draw:line>
        <draw:line draw:style-name="gr2" draw:text-style-name="P2" draw:layer="layout" svg:x1="22.985cm" svg:y1="3.301cm" svg:x2="22.985cm" svg:y2="3.936cm">
          <text:p/>
        </draw:line>
        <draw:line draw:style-name="gr2" draw:text-style-name="P2" draw:layer="layout" svg:x1="23.144cm" svg:y1="3.301cm" svg:x2="23.144cm" svg:y2="3.936cm">
          <text:p/>
        </draw:line>
        <draw:polyline draw:style-name="gr2" draw:text-style-name="P2" draw:layer="layout" svg:width="1.27cm" svg:height="0.635cm" svg:x="22.192cm" svg:y="3.301cm" svg:viewBox="0 0 1271 636" draw:points="1271,0 0,0 0,636 1271,636">
          <text:p/>
        </draw:polyline>
        <draw:g>
          <draw:g>
            <draw:path draw:style-name="gr1" draw:text-style-name="P1" draw:layer="layout" svg:width="1.905cm" svg:height="1.905cm" svg:x="18.382cm" svg:y="5.524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  <draw:path draw:style-name="gr2" draw:text-style-name="P2" draw:layer="layout" svg:width="1.905cm" svg:height="1.905cm" svg:x="18.382cm" svg:y="5.524cm" svg:viewBox="0 0 1906 1906" svg:d="M0 953c0-175 40-324 128-476 87-152 197-261 348-349 152-88 302-128 477-128s325 40 476 128c152 88 262 197 349 349 88 152 128 301 128 476 0 176-40 325-128 477-87 152-197 261-348 349-152 88-302 127-477 127s-325-39-476-127c-152-88-262-197-349-349-88-152-128-301-128-477z">
              <text:p/>
            </draw:path>
          </draw:g>
          <draw:frame draw:style-name="gr3" draw:text-style-name="P2" draw:layer="layout" svg:width="1.905cm" svg:height="1.905cm" svg:x="18.382cm" svg:y="5.524cm">
            <draw:text-box>
              <text:p/>
            </draw:text-box>
          </draw:frame>
        </draw:g>
        <draw:line draw:style-name="gr2" draw:text-style-name="P2" draw:layer="layout" svg:x1="18.858cm" svg:y1="6.158cm" svg:x2="18.858cm" svg:y2="6.793cm">
          <text:p/>
        </draw:line>
        <draw:line draw:style-name="gr2" draw:text-style-name="P2" draw:layer="layout" svg:x1="19.017cm" svg:y1="6.158cm" svg:x2="19.017cm" svg:y2="6.793cm">
          <text:p/>
        </draw:line>
        <draw:line draw:style-name="gr2" draw:text-style-name="P2" draw:layer="layout" svg:x1="19.175cm" svg:y1="6.158cm" svg:x2="19.175cm" svg:y2="6.793cm">
          <text:p/>
        </draw:line>
        <draw:line draw:style-name="gr2" draw:text-style-name="P2" draw:layer="layout" svg:x1="19.334cm" svg:y1="6.158cm" svg:x2="19.334cm" svg:y2="6.793cm">
          <text:p/>
        </draw:line>
        <draw:line draw:style-name="gr2" draw:text-style-name="P2" draw:layer="layout" svg:x1="19.493cm" svg:y1="6.158cm" svg:x2="19.493cm" svg:y2="6.793cm">
          <text:p/>
        </draw:line>
        <draw:line draw:style-name="gr2" draw:text-style-name="P2" draw:layer="layout" svg:x1="19.652cm" svg:y1="6.158cm" svg:x2="19.652cm" svg:y2="6.793cm">
          <text:p/>
        </draw:line>
        <draw:polyline draw:style-name="gr2" draw:text-style-name="P2" draw:layer="layout" svg:width="1.27cm" svg:height="0.635cm" svg:x="18.699cm" svg:y="6.158cm" svg:viewBox="0 0 1271 636" draw:points="1271,0 0,0 0,636 1271,636">
          <text:p/>
        </draw:polyline>
        <draw:polyline draw:style-name="gr15" draw:text-style-name="P2" draw:layer="layout" svg:width="0.873cm" svg:height="0.635cm" svg:x="8.204cm" svg:y="8.224cm" svg:viewBox="0 0 874 636" draw:points="874,0 874,636 0,636">
          <text:p/>
        </draw:polyline>
        <draw:g xml:id="id3" draw:id="id3">
          <draw:g>
            <draw:polygon draw:style-name="gr1" draw:text-style-name="P1" draw:layer="layout" svg:width="2.54cm" svg:height="1.905cm" svg:x="11.021cm" svg:y="2.412cm" svg:viewBox="0 0 2541 1906" draw:points="0,1906 2541,1906 2541,0 0,0">
              <text:p/>
            </draw:polygon>
            <draw:polygon draw:style-name="gr11" draw:text-style-name="P2" draw:layer="layout" svg:width="2.54cm" svg:height="1.905cm" svg:x="11.021cm" svg:y="2.412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11.022cm" svg:y="2.286cm">
            <draw:text-box>
              <text:p text:style-name="P3"><text:span text:style-name="T5">Afm object </text:span></text:p>
            </draw:text-box>
          </draw:frame>
        </draw:g>
        <draw:g xml:id="id1" draw:id="id1">
          <draw:g>
            <draw:polygon draw:style-name="gr1" draw:text-style-name="P1" draw:layer="layout" svg:width="2.158cm" svg:height="5.479cm" svg:x="11.176cm" svg:y="5.729cm" svg:viewBox="0 0 2159 5480" draw:points="0,5480 2159,5480 2159,0 0,0">
              <text:p/>
            </draw:polygon>
            <draw:polygon draw:style-name="gr11" draw:text-style-name="P2" draw:layer="layout" svg:width="2.158cm" svg:height="5.479cm" svg:x="11.176cm" svg:y="5.729cm" svg:viewBox="0 0 2159 5480" draw:points="0,5480 2159,5480 2159,0 0,0">
              <text:p/>
            </draw:polygon>
          </draw:g>
          <draw:frame draw:style-name="gr16" draw:text-style-name="P4" draw:layer="layout" svg:width="2.158cm" svg:height="5.477cm" svg:x="11.177cm" svg:y="5.367cm">
            <draw:text-box>
              <text:p text:style-name="P3"><text:span text:style-name="T5">afm_worker</text:span></text:p>
            </draw:text-box>
          </draw:frame>
        </draw:g>
        <draw:connector draw:style-name="gr17" draw:text-style-name="P7" draw:layer="layout" draw:type="line" svg:x1="11.176cm" svg:y1="8.288cm" svg:x2="9.077cm" svg:y2="8.243cm" draw:start-shape="id1" draw:start-glue-point="3" draw:end-shape="id2" draw:end-glue-point="0" svg:d="M11176 8288l-2099-45" svg:viewBox="0 0 2100 46">
          <text:p/>
        </draw:connector>
        <draw:connector draw:style-name="gr17" draw:text-style-name="P7" draw:layer="layout" draw:type="line" svg:x1="12.291cm" svg:y1="4.318cm" svg:x2="12.255cm" svg:y2="5.367cm" draw:start-shape="id3" draw:start-glue-point="2" draw:end-shape="id1" svg:d="M12291 4318l-36 1049" svg:viewBox="0 0 37 1050">
          <text:p/>
        </draw:connector>
        <draw:connector draw:style-name="gr17" draw:text-style-name="P7" draw:layer="layout" draw:type="line" svg:x1="13.335cm" svg:y1="8.288cm" svg:x2="18.064cm" svg:y2="9.334cm" draw:start-shape="id1" draw:start-glue-point="1" draw:end-shape="id4" draw:end-glue-point="3" svg:d="M13335 8288l4729 1046" svg:viewBox="0 0 4730 1047">
          <text:p/>
        </draw:connector>
        <draw:connector draw:style-name="gr17" draw:text-style-name="P7" draw:layer="layout" draw:type="line" svg:x1="18.064cm" svg:y1="3.619cm" svg:x2="13.562cm" svg:y2="3.302cm" draw:start-shape="id5" draw:start-glue-point="3" draw:end-shape="id3" draw:end-glue-point="1" svg:d="M18064 3619l-4502-317" svg:viewBox="0 0 4503 318">
          <text:p/>
        </draw:connector>
        <draw:g>
          <draw:g>
            <draw:polygon draw:style-name="gr1" draw:text-style-name="P1" draw:layer="layout" svg:width="2.54cm" svg:height="1.905cm" svg:x="25.145cm" svg:y="12.445cm" svg:viewBox="0 0 2541 1906" draw:points="0,1906 2541,1906 2541,0 0,0">
              <text:p/>
            </draw:polygon>
            <draw:polygon draw:style-name="gr11" draw:text-style-name="P2" draw:layer="layout" svg:width="2.54cm" svg:height="1.905cm" svg:x="25.145cm" svg:y="12.445cm" svg:viewBox="0 0 2541 1906" draw:points="0,1906 2541,1906 2541,0 0,0">
              <text:p/>
            </draw:polygon>
          </draw:g>
          <draw:frame draw:style-name="gr12" draw:text-style-name="P4" draw:layer="layout" svg:width="2.54cm" svg:height="1.905cm" svg:x="25.145cm" svg:y="12.445cm">
            <draw:text-box>
              <text:p text:style-name="P3"><text:span text:style-name="T5">afm_data</text:span></text:p>
            </draw:text-box>
          </draw:frame>
        </draw:g>
        <draw:line draw:style-name="gr18" draw:text-style-name="P8" draw:layer="layout" svg:x1="26.289cm" svg:y1="10.414cm" svg:x2="26.289cm" svg:y2="12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30" svg:d="M10 0l-10 30h20z"/>
    <draw:marker draw:name="Marker_5f_1" draw:display-name="Marker_1" svg:viewBox="0 0 28 18" svg:d="M14 0l-14 14 4 4 10-10 10 10 4-4z"/>
    <draw:stroke-dash draw:name="Dash_5f_0" draw:display-name="Dash_0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15T11:32:03.009000000</dc:date>
    <meta:creation-date>2015-02-16T21:36:32Z</meta:creation-date>
    <meta:initial-creator>Mahdi Olfat</meta:initial-creator>
    <meta:generator>LibreOffice/5.0.1.2$Windows_X86_64 LibreOffice_project/81898c9f5c0d43f3473ba111d7b351050be20261</meta:generator>
    <meta:editing-duration>PT1H22M27S</meta:editing-duration>
    <meta:editing-cycles>5</meta:editing-cycles>
    <meta:document-statistic meta:object-count="103"/>
  </office:meta>
</office:document-meta>
</file>